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Text_20_body">
      <style:text-properties fo:font-size="22pt" style:text-underline-style="solid" style:text-underline-width="auto" style:text-underline-color="font-color" fo:font-weight="bold" officeooo:rsid="0262f88c" officeooo:paragraph-rsid="0262f88c" style:font-size-asian="19.25pt" style:font-weight-asian="bold" style:font-size-complex="2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5" style:family="paragraph" style:parent-style-name="Text_20_body" style:list-style-name="L1">
      <style:paragraph-properties fo:text-align="start" style:justify-single-word="false"/>
      <style:text-properties fo:font-size="22pt" fo:font-style="normal" style:text-underline-style="none" fo:font-weight="normal" officeooo:rsid="025b9b20" officeooo:paragraph-rsid="02138ae9" style:font-size-asian="19.25pt" style:font-style-asian="normal" style:font-weight-asian="normal" style:font-size-complex="22pt" style:font-style-complex="normal" style:font-weight-complex="normal"/>
    </style:style>
    <style:style style:name="P6" style:family="paragraph" style:parent-style-name="Text_20_body" style:list-style-name="L1">
      <style:paragraph-properties fo:text-align="start" style:justify-single-word="false"/>
      <style:text-properties style:font-name="Liberation Serif" fo:font-size="18pt" fo:font-style="normal" style:text-underline-style="none" fo:font-weight="normal" officeooo:rsid="025b9b20" officeooo:paragraph-rsid="02138ae9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Text_20_body" style:list-style-name="L2"/>
    <style:style style:name="P8" style:family="paragraph" style:parent-style-name="Text_20_body" style:list-style-name="L1">
      <style:paragraph-properties fo:text-align="start" style:justify-single-word="false"/>
      <style:text-properties fo:font-size="18pt" fo:font-style="normal" style:text-underline-style="none" fo:font-weight="normal" officeooo:rsid="0265ba4b" officeooo:paragraph-rsid="0265ba4b" style:font-size-asian="15.75pt" style:font-style-asian="normal" style:font-weight-asian="normal" style:font-size-complex="18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8pt" fo:font-style="normal" style:text-underline-style="none" fo:font-weight="normal" officeooo:rsid="0265ba4b" officeooo:paragraph-rsid="0265ba4b" style:font-size-asian="15.75pt" style:font-style-asian="normal" style:font-weight-asian="normal" style:font-size-complex="18pt" style:font-style-complex="normal" style:font-weight-complex="normal"/>
    </style:style>
    <style:style style:name="P10" style:family="paragraph" style:parent-style-name="Text_20_body" style:list-style-name="L3">
      <style:paragraph-properties fo:text-align="start" style:justify-single-word="false"/>
      <style:text-properties fo:font-size="18pt" fo:font-style="normal" style:text-underline-style="none" fo:font-weight="normal" officeooo:rsid="0265ba4b" officeooo:paragraph-rsid="0265ba4b" style:font-size-asian="15.75pt" style:font-style-asian="normal" style:font-weight-asian="normal" style:font-size-complex="18pt" style:font-style-complex="normal" style:font-weight-complex="normal"/>
    </style:style>
    <style:style style:name="P11" style:family="paragraph" style:parent-style-name="Text_20_body" style:list-style-name="L4">
      <style:paragraph-properties fo:text-align="start" style:justify-single-word="false"/>
      <style:text-properties fo:font-size="18pt" fo:font-style="normal" style:text-underline-style="none" fo:font-weight="normal" officeooo:rsid="0265ba4b" officeooo:paragraph-rsid="0265ba4b" style:font-size-asian="15.75pt" style:font-style-asian="normal" style:font-weight-asian="normal" style:font-size-complex="18pt" style:font-style-complex="normal" style:font-weight-complex="normal"/>
    </style:style>
    <style:style style:name="P12" style:family="paragraph" style:parent-style-name="Text_20_body" style:list-style-name="L5">
      <style:paragraph-properties fo:text-align="start" style:justify-single-word="false"/>
      <style:text-properties fo:font-size="18pt" fo:font-style="normal" style:text-underline-style="none" fo:font-weight="normal" officeooo:rsid="0265ba4b" officeooo:paragraph-rsid="0265ba4b" style:font-size-asian="15.75pt" style:font-style-asian="normal" style:font-weight-asian="normal" style:font-size-complex="18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8pt" fo:font-style="normal" style:text-underline-style="none" fo:font-weight="normal" officeooo:rsid="0265ba4b" officeooo:paragraph-rsid="02674d1f" style:font-size-asian="15.75pt" style:font-style-asian="normal" style:font-weight-asian="normal" style:font-size-complex="18pt" style:font-style-complex="normal" style:font-weight-complex="normal"/>
    </style:style>
    <style:style style:name="P14" style:family="paragraph" style:parent-style-name="Text_20_body" style:list-style-name="L6">
      <style:paragraph-properties fo:text-align="start" style:justify-single-word="false"/>
      <style:text-properties fo:font-size="18pt" fo:font-style="normal" style:text-underline-style="none" fo:font-weight="normal" officeooo:rsid="02674d1f" officeooo:paragraph-rsid="02674d1f" style:font-size-asian="15.75pt" style:font-style-asian="normal" style:font-weight-asian="normal" style:font-size-complex="18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8pt" fo:font-style="normal" style:text-underline-style="none" fo:font-weight="normal" officeooo:rsid="02674d1f" officeooo:paragraph-rsid="02674d1f" style:font-size-asian="15.75pt" style:font-style-asian="normal" style:font-weight-asian="normal" style:font-size-complex="18pt" style:font-style-complex="normal" style:font-weight-complex="normal"/>
    </style:style>
    <style:style style:name="P16" style:family="paragraph" style:parent-style-name="Text_20_body" style:list-style-name="L7">
      <style:paragraph-properties fo:text-align="start" style:justify-single-word="false"/>
      <style:text-properties fo:font-size="18pt" fo:font-style="normal" style:text-underline-style="none" fo:font-weight="normal" officeooo:rsid="02674d1f" officeooo:paragraph-rsid="02674d1f" style:font-size-asian="15.75pt" style:font-style-asian="normal" style:font-weight-asian="normal" style:font-size-complex="18pt" style:font-style-complex="normal" style:font-weight-complex="normal"/>
    </style:style>
    <style:style style:name="P17" style:family="paragraph" style:parent-style-name="Text_20_body" style:list-style-name="L8">
      <style:paragraph-properties fo:text-align="start" style:justify-single-word="false"/>
      <style:text-properties fo:font-size="18pt" fo:font-style="normal" style:text-underline-style="none" fo:font-weight="normal" officeooo:rsid="02674d1f" officeooo:paragraph-rsid="02674d1f" style:font-size-asian="15.75pt" style:font-style-asian="normal" style:font-weight-asian="normal" style:font-size-complex="18pt" style:font-style-complex="normal" style:font-weight-complex="normal"/>
    </style:style>
    <style:style style:name="P18" style:family="paragraph" style:parent-style-name="Text_20_body" style:list-style-name="L9">
      <style:paragraph-properties fo:text-align="start" style:justify-single-word="false"/>
      <style:text-properties fo:font-size="18pt" fo:font-style="normal" style:text-underline-style="none" fo:font-weight="normal" officeooo:rsid="02674d1f" officeooo:paragraph-rsid="02674d1f" style:font-size-asian="15.75pt" style:font-style-asian="normal" style:font-weight-asian="normal" style:font-size-complex="18pt" style:font-style-complex="normal" style:font-weight-complex="normal"/>
    </style:style>
    <style:style style:name="P19" style:family="paragraph" style:parent-style-name="Text_20_body" style:list-style-name="L1">
      <style:paragraph-properties fo:text-align="start" style:justify-single-word="false"/>
      <style:text-properties fo:font-size="18pt" style:text-underline-style="none" fo:font-weight="normal" officeooo:rsid="0265ba4b" officeooo:paragraph-rsid="0265ba4b" style:font-size-asian="15.75pt" style:font-weight-asian="normal" style:font-size-complex="18pt" style:font-weight-complex="normal"/>
    </style:style>
    <style:style style:name="P20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officeooo:rsid="025f6b3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26623c6" style:font-weight-asian="bold" style:font-weight-complex="bold"/>
    </style:style>
    <style:style style:name="T7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26623c6"/>
    </style:style>
    <style:style style:name="T10" style:family="text">
      <style:text-properties officeooo:rsid="02674d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4">8</text:span> <text:span text:style-name="T1">AWS</text:span></text:p>
      <text:p text:style-name="P2"/>
      <text:list xml:id="list6460806965929654721" text:style-name="L1">
        <text:list-item>
          <text:p text:style-name="P4"><text:span text:style-name="T2">Assignment </text:span><text:span text:style-name="T3">1</text:span></text:p>
          <text:p text:style-name="P5">Create an infrastructure that would scale as per load: Create cloudwatch alarms for scaling up and scaling down along with sns topic to notify you during any scaling operation.</text:p>
        </text:list-item>
        <text:list-item>
          <text:p text:style-name="P6">Put fake load on the stack </text:p>
        </text:list-item>
        <text:list-item text:style-override="L2">
          <text:p text:style-name="P20">scale up if av. cpu threashold &gt; 70 </text:p>
        </text:list-item>
        <text:list-item text:style-override="L2">
          <text:p text:style-name="P20">scale down if av. cpu threashold &lt; 40 </text:p>
        </text:list-item>
        <text:list-item text:style-override="L2">
          <text:p text:style-name="P7"><text:span text:style-name="Source_20_Text"><text:span text:style-name="T7">First do it via console and then via aws cli</text:span></text:span> </text:p>
        </text:list-item>
      </text:list>
      <text:p text:style-name="Text_20_body"/>
      <text:p text:style-name="P3">SOLUTIONS</text:p>
      <text:list xml:id="list20349657694981" text:continue-numbering="true" text:style-name="L1">
        <text:list-header>
          <text:p text:style-name="P19"><text:span text:style-name="T8">Completed this assignment in 3 parts :-</text:span></text:p>
          <text:p text:style-name="P19"><text:span text:style-name="T8"/></text:p>
        </text:list-header>
        <text:list-item>
          <text:p text:style-name="P8">Created an AMI Image of an Instance</text:p>
          <text:p text:style-name="P8">- Created an Ubuntu t2.micro Instance.</text:p>
          <text:p text:style-name="P8">- Clicked on Action and selected Image and Create Image.</text:p>
          <text:p text:style-name="P8">- An AMI is been created.</text:p>
        </text:list-item>
      </text:list>
      <text:p text:style-name="P9"/>
      <text:p text:style-name="P9">![Snapshot]()</text:p>
      <text:p text:style-name="P9"/>
      <text:p text:style-name="P9"/>
      <text:p text:style-name="P9"><text:soft-page-break/></text:p>
      <text:list xml:id="list1033123553254067195" text:style-name="L3">
        <text:list-item>
          <text:p text:style-name="P10">Created Launch Configuration.</text:p>
          <text:p text:style-name="P10">- Enabled Cloud Watch Monitoring</text:p>
        </text:list-item>
      </text:list>
      <text:p text:style-name="P9">![Launch Configuration]()</text:p>
      <text:p text:style-name="P9"/>
      <text:list xml:id="list2525804397374282029" text:style-name="L4">
        <text:list-item>
          <text:p text:style-name="P11">Created Auto Scaling Group</text:p>
          <text:p text:style-name="P11">- Used scaling policies to adjust capacity of the group.</text:p>
          <text:p text:style-name="P11">- Used simple scaling policy</text:p>
          <text:p text:style-name="P11">- Created 2 simple policy i.e. <text:span text:style-name="T5">Increase group size &amp; Decrease group size</text:span>.</text:p>
          <text:p text:style-name="P11">- Created alarm in both for <text:span text:style-name="T5">load&gt;=70</text:span> and <text:span text:style-name="T5">load&lt;=40</text:span> and provided warm up time of 300 seconds.</text:p>
          <text:p text:style-name="P11">- <text:span text:style-name="T9">Added Notification by creating a topic and provided </text:span><text:span text:style-name="T6">SNS </text:span><text:span text:style-name="T9">and email ID </text:span><text:span text:style-name="T6"><text:s/></text:span><text:a xlink:type="simple" xlink:href="mailto:lovedeeps789@gmail.com" text:style-name="Internet_20_link" text:visited-style-name="Visited_20_Internet_20_Link"><text:span text:style-name="T6">lovedeeps789@gmail.com</text:span></text:a><text:span text:style-name="T9">.</text:span></text:p>
          <text:p text:style-name="P11">- <text:span text:style-name="T9">This Notification Topic sends a subscription mail to email ID which was been subscribed.</text:span></text:p>
        </text:list-item>
      </text:list>
      <text:p text:style-name="P9">!<text:span text:style-name="T9">[subscribe]()</text:span></text:p>
      <text:list xml:id="list808075597064609434" text:style-name="L5">
        <text:list-header>
          <text:p text:style-name="P12">- <text:span text:style-name="T10">Provided minimum, desired and maximum state.</text:span></text:p>
        </text:list-header>
      </text:list>
      <text:p text:style-name="P9">!<text:span text:style-name="T10">[Auto scaling]()</text:span></text:p>
      <text:p text:style-name="P13">!<text:span text:style-name="T10">[Auto scaling]()</text:span></text:p>
      <text:p text:style-name="P13">!<text:span text:style-name="T10">[Auto scaling]()</text:span></text:p>
      <text:p text:style-name="P13">!<text:span text:style-name="T10">[Auto scaling]()</text:span></text:p>
      <text:p text:style-name="P9"/>
      <text:p text:style-name="P9"/>
      <text:p text:style-name="P9"><text:soft-page-break/></text:p>
      <text:list xml:id="list2821246634542598919" text:style-name="L6">
        <text:list-item>
          <text:p text:style-name="P14">Created fake load</text:p>
          <text:p text:style-name="P14">- Created ssh connection to one Instance which is been created by autoscaling desired state.</text:p>
          <text:p text:style-name="P14">- Created a fake load by giving command <text:span text:style-name="T5">yes &gt; /dev/null</text:span></text:p>
        </text:list-item>
      </text:list>
      <text:p text:style-name="P15">![load]()</text:p>
      <text:list xml:id="list7989516868399812982" text:style-name="L7">
        <text:list-header>
          <text:p text:style-name="P16">- Waited for 300 seconds and now autoscaling created an Alarm for load more than 70 and send it to my email ID</text:p>
        </text:list-header>
      </text:list>
      <text:p text:style-name="P15">![Alarm]()</text:p>
      <text:p text:style-name="P15">![Alarm]()</text:p>
      <text:p text:style-name="P15">![Alarm]()</text:p>
      <text:p text:style-name="P15">![Alarm]()</text:p>
      <text:list xml:id="list4719888158072418966" text:style-name="L8">
        <text:list-header>
          <text:p text:style-name="P17">- Launched Instances one by one.</text:p>
        </text:list-header>
      </text:list>
      <text:p text:style-name="P15">![Launch]()</text:p>
      <text:p text:style-name="P15">![Launch]()</text:p>
      <text:p text:style-name="P15">![Launch]()</text:p>
      <text:p text:style-name="P15">![Launch]()</text:p>
      <text:list xml:id="list20349855727334" text:continue-numbering="true" text:style-name="L8">
        <text:list-header>
          <text:p text:style-name="P17">- Stopped the fake load by giving command <text:span text:style-name="T5">killall yes</text:span>.</text:p>
          <text:p text:style-name="P17">- Auto scaling again created an alarm for load less than 40.</text:p>
        </text:list-header>
      </text:list>
      <text:p text:style-name="P15">![Alarm]()</text:p>
      <text:p text:style-name="P15">![Alarm]()</text:p>
      <text:p text:style-name="P15">![Alarm]()</text:p>
      <text:p text:style-name="P15">![Alarm]()</text:p>
      <text:list xml:id="list4986940411525116743" text:style-name="L9">
        <text:list-header>
          <text:p text:style-name="P18"><text:soft-page-break/>- Terminated Instance one by one.</text:p>
        </text:list-header>
      </text:list>
      <text:p text:style-name="P15">![Terminate]()</text:p>
      <text:p text:style-name="P15">![Terminate]()</text:p>
      <text:p text:style-name="P15">![Terminate]()</text:p>
      <text:p text:style-name="P15">![Terminate]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06T02:03:48.921907045</dc:date>
    <meta:editing-duration>P1DT9H22M50S</meta:editing-duration>
    <meta:editing-cycles>314</meta:editing-cycles>
    <meta:generator>LibreOffice/5.1.6.2$Linux_X86_64 LibreOffice_project/10m0$Build-2</meta:generator>
    <meta:document-statistic meta:table-count="0" meta:image-count="0" meta:object-count="0" meta:page-count="4" meta:paragraph-count="56" meta:word-count="341" meta:character-count="1903" meta:non-whitespace-character-count="1642"/>
  </office:meta>
</office:document-meta>
</file>